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9977">
            <text:p>91.997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6.3759">
            <text:p>96.3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667">
            <text:p>97.066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3778">
            <text:p>97.37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5625">
            <text:p>95.5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603">
            <text:p>96.360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808">
            <text:p>98.0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04">
            <text:p>99.2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488">
            <text:p>97.748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279">
            <text:p>97.327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963">
            <text:p>98.0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036">
            <text:p>98.1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4">
            <text:p>95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882">
            <text:p>96.8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944">
            <text:p>96.39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4.8571">
            <text:p>94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0688">
            <text:p>96.0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28">
            <text:p>93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06">
            <text:p>97.4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8222">
            <text:p>95.8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441">
            <text:p>97.644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35">
            <text:p>95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135">
            <text:p>97.31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051">
            <text:p>98.205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94">
            <text:p>98.2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0885">
            <text:p>98.0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125">
            <text:p>97.1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947">
            <text:p>98.6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393">
            <text:p>98.1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15">
            <text:p>98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367">
            <text:p>96.2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9265">
            <text:p>98.9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">
            <text:p>97.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231">
            <text:p>96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259">
            <text:p>95.9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17">
            <text:p>98.23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675">
            <text:p>97.567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203">
            <text:p>98.120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4">
            <text:p>98.13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973">
            <text:p>97.59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97">
            <text:p>97.9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8759">
            <text:p>98.8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652">
            <text:p>96.1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963">
            <text:p>96.9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5138">
            <text:p>98.5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86">
            <text:p>99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941">
            <text:p>97.9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842">
            <text:p>98.1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091">
            <text:p>96.8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814">
            <text:p>98.28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572">
            <text:p>97.0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167">
            <text:p>96.7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536">
            <text:p>97.753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9194">
            <text:p>97.9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16">
            <text:p>98.42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231">
            <text:p>97.92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766">
            <text:p>97.27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4539">
            <text:p>98.4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572">
            <text:p>97.7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943">
            <text:p>97.79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7174">
            <text:p>95.7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364">
            <text:p>99.1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778">
            <text:p>97.37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536">
            <text:p>95.9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941">
            <text:p>97.4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621">
            <text:p>97.46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125">
            <text:p>97.3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1037">
            <text:p>98.1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226">
            <text:p>97.2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357">
            <text:p>97.1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706">
            <text:p>96.2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32">
            <text:p>97.91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2941">
            <text:p>96.2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822">
            <text:p>98.0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444">
            <text:p>99.1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111">
            <text:p>96.9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857">
            <text:p>97.0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873">
            <text:p>97.38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1414">
            <text:p>97.1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439">
            <text:p>97.74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42">
            <text:p>97.574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864">
            <text:p>97.38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438">
            <text:p>98.5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667">
            <text:p>97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445">
            <text:p>96.6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5875">
            <text:p>95.5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173">
            <text:p>97.8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077">
            <text:p>97.7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1824">
            <text:p>99.1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035">
            <text:p>97.8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085">
            <text:p>97.908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357">
            <text:p>96.33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333">
            <text:p>96.7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714">
            <text:p>97.17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71">
            <text:p>97.737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317">
            <text:p>96.53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976">
            <text:p>96.497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5933">
            <text:p>96.5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621">
            <text:p>97.46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4094">
            <text:p>96.4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035">
            <text:p>97.5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543">
            <text:p>98.35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444">
            <text:p>98.14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269">
            <text:p>98.226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695">
            <text:p>96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SUM([.A1:.A500])/500" office:value-type="float" office:value="98.0177048">
            <text:p>98.0177048</text:p>
          </table:table-cell>
          <table:table-cell table:formula="of:=SUM([.B1:.B500])/500" office:value-type="float" office:value="15.114">
            <text:p>15.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09:46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